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ment utiliser MessageSûr sur votre téléphone</text:h>
      <text:h text:style-name="Heading_20_2" text:outline-level="2">Étape 1 — Ajouter le site sur votre écran d'accueil</text:h>
      <text:p text:style-name="Text_20_body">Faites cela une seule fois. Ensuite vous aurez une icône comme une application.</text:p>
      <text:h text:style-name="Heading_20_3" text:outline-level="3">Sur iPhone (Apple)</text:h>
      <text:list text:style-name="L1">
        <text:list-item>
          <text:p text:style-name="P2">Ouvrez <text:span text:style-name="Strong_20_Emphasis">Safari</text:span> (le navigateur avec la boussole) </text:p>
        </text:list-item>
        <text:list-item>
          <text:p text:style-name="P2">Tapez <text:span text:style-name="Strong_20_Emphasis">messagesur.bzh</text:span> dans la barre en haut </text:p>
        </text:list-item>
        <text:list-item>
          <text:p text:style-name="P2">En bas de l'écran, appuyez sur le bouton <text:span text:style-name="Strong_20_Emphasis">Partager</text:span> (le carré avec une flèche qui monte ↑) </text:p>
        </text:list-item>
        <text:list-item>
          <text:p text:style-name="P2">Faites défiler la liste vers le bas </text:p>
        </text:list-item>
        <text:list-item>
          <text:p text:style-name="P2">Appuyez sur <text:span text:style-name="Strong_20_Emphasis">"Sur l'écran d'accueil"</text:span> </text:p>
        </text:list-item>
        <text:list-item>
          <text:p text:style-name="P2">Appuyez sur <text:span text:style-name="Strong_20_Emphasis">"Ajouter"</text:span> en haut à droite </text:p>
        </text:list-item>
        <text:list-item>
          <text:p text:style-name="P1">L'icône MessageSûr apparaît sur votre écran d'accueil ✓ </text:p>
        </text:list-item>
      </text:list>
      <text:h text:style-name="Heading_20_3" text:outline-level="3">Sur Android (Samsung, Huawei...)</text:h>
      <text:list text:style-name="L2">
        <text:list-item>
          <text:p text:style-name="P4">Ouvrez <text:span text:style-name="Strong_20_Emphasis">Chrome</text:span> (le cercle coloré) </text:p>
        </text:list-item>
        <text:list-item>
          <text:p text:style-name="P4">Tapez <text:span text:style-name="Strong_20_Emphasis">messagesur.bzh</text:span> dans la barre en haut </text:p>
        </text:list-item>
        <text:list-item>
          <text:p text:style-name="P4">Appuyez sur les <text:span text:style-name="Strong_20_Emphasis">3 petits points</text:span> en haut à droite </text:p>
        </text:list-item>
        <text:list-item>
          <text:p text:style-name="P4">Appuyez sur <text:span text:style-name="Strong_20_Emphasis">"Ajouter à l'écran d'accueil"</text:span> </text:p>
        </text:list-item>
        <text:list-item>
          <text:p text:style-name="P4">Appuyez sur <text:span text:style-name="Strong_20_Emphasis">"Ajouter"</text:span> </text:p>
        </text:list-item>
        <text:list-item>
          <text:p text:style-name="P3">L'icône MessageSûr apparaît sur votre écran d'accueil ✓ </text:p>
        </text:list-item>
      </text:list>
      <text:p text:style-name="Horizontal_20_Line"/>
      <text:h text:style-name="Heading_20_2" text:outline-level="2">Étape 2 — Copier un SMS suspect</text:h>
      <text:p text:style-name="Text_20_body">Quand vous recevez un SMS qui vous semble bizarre :</text:p>
      <text:h text:style-name="Heading_20_3" text:outline-level="3">Sur iPhone</text:h>
      <text:list text:style-name="L3">
        <text:list-item>
          <text:p text:style-name="P6">Ouvrez votre application <text:span text:style-name="Strong_20_Emphasis">Messages</text:span> </text:p>
        </text:list-item>
        <text:list-item>
          <text:p text:style-name="P6">Appuyez sur le message suspect </text:p>
        </text:list-item>
        <text:list-item>
          <text:p text:style-name="P6"><text:span text:style-name="Strong_20_Emphasis">Appuyez longuement</text:span> dessus (gardez le doigt appuyé 2 secondes) </text:p>
        </text:list-item>
        <text:list-item>
          <text:p text:style-name="P6">Un menu apparaît — appuyez sur <text:span text:style-name="Strong_20_Emphasis">"Copier"</text:span> </text:p>
        </text:list-item>
        <text:list-item>
          <text:p text:style-name="P5">Le message est copié ✓ </text:p>
        </text:list-item>
      </text:list>
      <text:h text:style-name="Heading_20_3" text:outline-level="3">Sur Android</text:h>
      <text:list text:style-name="L4">
        <text:list-item>
          <text:p text:style-name="P8">Ouvrez votre application <text:span text:style-name="Strong_20_Emphasis">Messages</text:span> </text:p>
        </text:list-item>
        <text:list-item>
          <text:p text:style-name="P8"><text:span text:style-name="Strong_20_Emphasis">Appuyez longuement</text:span> sur le message suspect (gardez le doigt appuyé 2 secondes) </text:p>
        </text:list-item>
        <text:list-item>
          <text:p text:style-name="P8">Le message se surligne en bleu </text:p>
        </text:list-item>
        <text:list-item>
          <text:p text:style-name="P8">Appuyez sur l'icône <text:span text:style-name="Strong_20_Emphasis">Copier</text:span> (deux feuilles superposées) en haut </text:p>
        </text:list-item>
        <text:list-item>
          <text:p text:style-name="P7">Le message est copié ✓ </text:p>
        </text:list-item>
      </text:list>
      <text:p text:style-name="Horizontal_20_Line"><text:soft-page-break/></text:p>
      <text:h text:style-name="Heading_20_2" text:outline-level="2">Étape 3 — Copier un email suspect</text:h>
      <text:h text:style-name="Heading_20_3" text:outline-level="3">Sur iPhone et Android</text:h>
      <text:list text:style-name="L5">
        <text:list-item>
          <text:p text:style-name="P10">Ouvrez votre application <text:span text:style-name="Strong_20_Emphasis">Mail</text:span> ou <text:span text:style-name="Strong_20_Emphasis">Gmail</text:span> </text:p>
        </text:list-item>
        <text:list-item>
          <text:p text:style-name="P10">Ouvrez l'email suspect </text:p>
        </text:list-item>
        <text:list-item>
          <text:p text:style-name="P10"><text:span text:style-name="Strong_20_Emphasis">Appuyez longuement</text:span> sur le texte de l'email </text:p>
        </text:list-item>
        <text:list-item>
          <text:p text:style-name="P10">Des petites poignées bleues apparaissent </text:p>
        </text:list-item>
        <text:list-item>
          <text:p text:style-name="P10">Faites glisser pour sélectionner tout le texte </text:p>
        </text:list-item>
        <text:list-item>
          <text:p text:style-name="P10">Appuyez sur <text:span text:style-name="Strong_20_Emphasis">"Copier"</text:span> </text:p>
        </text:list-item>
        <text:list-item>
          <text:p text:style-name="P9">Le texte est copié ✓ </text:p>
        </text:list-item>
      </text:list>
      <text:p text:style-name="Horizontal_20_Line"/>
      <text:h text:style-name="Heading_20_2" text:outline-level="2">Étape 4 — Analyser le message sur MessageSûr</text:h>
      <text:list text:style-name="L6">
        <text:list-item>
          <text:p text:style-name="P12">Appuyez sur l'icône <text:span text:style-name="Strong_20_Emphasis">MessageSûr</text:span> sur votre écran d'accueil </text:p>
        </text:list-item>
        <text:list-item>
          <text:p text:style-name="P12">Appuyez sur la grande zone blanche <text:span text:style-name="Strong_20_Emphasis">"Collez votre message ici"</text:span> </text:p>
        </text:list-item>
        <text:list-item>
          <text:p text:style-name="P12"><text:span text:style-name="Strong_20_Emphasis">Appuyez longuement</text:span> dans cette zone (2 secondes) </text:p>
        </text:list-item>
        <text:list-item>
          <text:p text:style-name="P12">Appuyez sur <text:span text:style-name="Strong_20_Emphasis">"Coller"</text:span> </text:p>
        </text:list-item>
        <text:list-item>
          <text:p text:style-name="P12">Votre message apparaît dans la zone ✓ </text:p>
        </text:list-item>
        <text:list-item>
          <text:p text:style-name="P12">Appuyez sur le bouton bleu <text:span text:style-name="Strong_20_Emphasis">"Analyser ce message"</text:span> </text:p>
        </text:list-item>
        <text:list-item>
          <text:p text:style-name="P12">Attendez 3 secondes </text:p>
        </text:list-item>
        <text:list-item>
          <text:p text:style-name="P12">Lisez le résultat : </text:p>
          <text:list>
            <text:list-item>
              <text:p text:style-name="P12">🔴 <text:span text:style-name="Strong_20_Emphasis">Rouge</text:span> = Danger, ne cliquez sur rien ! </text:p>
            </text:list-item>
            <text:list-item>
              <text:p text:style-name="P12">🟠 <text:span text:style-name="Strong_20_Emphasis">Orange</text:span> = Méfiance, vérifiez avant d'agir </text:p>
            </text:list-item>
            <text:list-item>
              <text:p text:style-name="P11">🟢 <text:span text:style-name="Strong_20_Emphasis">Vert</text:span> = Message normal, pas d'inquiétude </text:p>
            </text:list-item>
          </text:list>
        </text:list-item>
      </text:list>
      <text:p text:style-name="Horizontal_20_Line"/>
      <text:h text:style-name="Heading_20_2" text:outline-level="2">En cas de doute</text:h>
      <text:p text:style-name="Text_20_body">Si vous n'êtes pas sûr de savoir faire, demandez à un proche de vous aider la première fois. Une fois que vous avez compris le principe, c'est très rapide !</text:p>
      <text:p text:style-name="Text_20_body"><text:span text:style-name="Strong_20_Emphasis">L'essentiel à retenir : appui long = copier, appui long = coller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8:25:01.676044909</meta:creation-date>
    <dc:date>2026-04-22T08:25:58.559099753</dc:date>
    <meta:editing-duration>PT57S</meta:editing-duration>
    <meta:editing-cycles>1</meta:editing-cycles>
    <meta:document-statistic meta:table-count="0" meta:image-count="0" meta:object-count="0" meta:page-count="2" meta:paragraph-count="56" meta:word-count="430" meta:character-count="2428" meta:non-whitespace-character-count="2049"/>
    <meta:generator>LibreOffice/24.2.7.2$Linux_X86_64 LibreOffice_project/420$Build-2</meta:generator>
  </office:meta>
</office:document-meta>
</file>